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e548" officeooo:paragraph-rsid="0008e548"/>
    </style:style>
    <style:style style:name="P2" style:family="paragraph" style:parent-style-name="Standard">
      <style:text-properties officeooo:rsid="000b8a9f" officeooo:paragraph-rsid="000b8a9f"/>
    </style:style>
    <style:style style:name="P3" style:family="paragraph" style:parent-style-name="Standard">
      <style:text-properties officeooo:rsid="000d0c4b" officeooo:paragraph-rsid="000d0c4b"/>
    </style:style>
    <style:style style:name="P4" style:family="paragraph" style:parent-style-name="Standard">
      <style:text-properties officeooo:rsid="000d3540" officeooo:paragraph-rsid="000d3540"/>
    </style:style>
    <style:style style:name="P5" style:family="paragraph" style:parent-style-name="Standard">
      <style:text-properties officeooo:rsid="000f332b" officeooo:paragraph-rsid="000f332b"/>
    </style:style>
    <style:style style:name="P6" style:family="paragraph" style:parent-style-name="Standard">
      <style:text-properties fo:font-size="15pt" officeooo:rsid="000f332b" officeooo:paragraph-rsid="000f332b" style:font-size-asian="15pt" style:font-size-complex="15pt"/>
    </style:style>
    <style:style style:name="T1" style:family="text">
      <style:text-properties officeooo:rsid="000b8a9f"/>
    </style:style>
    <style:style style:name="T2" style:family="text">
      <style:text-properties officeooo:rsid="00124f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/>mkdir FISAT</text:p>
      <text:p text:style-name="P1">exam@debian:~$ cd FISAT</text:p>
      <text:p text:style-name="P1">exam@debian:~/FISAT$ mkdir day1</text:p>
      <text:p text:style-name="P1">exam@debian:~/FISAT$ mkdir day2</text:p>
      <text:p text:style-name="P1">exam@debian:~/FISAT$ mkdir day3</text:p>
      <text:p text:style-name="P1">exam@debian:~/FISAT$ cd day1</text:p>
      <text:p text:style-name="P1">exam@debian:~/FISAT/day1$ touch f1.txt</text:p>
      <text:p text:style-name="P1">exam@debian:~/FISAT/day1$ touch f2.txt</text:p>
      <text:p text:style-name="P1">exam@debian:~/FISAT/day1$ touch f3.txt</text:p>
      <text:p text:style-name="P1">exam@debian:~/FISAT/day1$ cd ..</text:p>
      <text:p text:style-name="P1">exam@debian:~/FISAT$ cd day2</text:p>
      <text:p text:style-name="P1">exam@debian:~/FISAT/day2$ touch m1.txt</text:p>
      <text:p text:style-name="P1">exam@debian:~/FISAT/day2$ cat &gt; m1.txt</text:p>
      <text:p text:style-name="P1">welcome to fisat</text:p>
      <text:p text:style-name="P1">exam@debian:~/FISAT/day2$ cat m1.txt</text:p>
      <text:p text:style-name="P1">welcome to fisat</text:p>
      <text:p text:style-name="P1">exam@debian:~/FISAT/day2$ touch m2.txt</text:p>
      <text:p text:style-name="P1">exam@debian:~/FISAT/day2$ cat &gt; m2.txt</text:p>
      <text:p text:style-name="P1">department of computer application</text:p>
      <text:p text:style-name="P1">exam@debian:~/FISAT/day2$ cat m2.txt</text:p>
      <text:p text:style-name="P1">department of computer application</text:p>
      <text:p text:style-name="P1">exam@debian:~/FISAT/day2$ cd ..</text:p>
      <text:p text:style-name="P1">exam@debian:~/FISAT$ cd day3</text:p>
      <text:p text:style-name="P1">exam@debian:~/FISAT/day3$ touch c1</text:p>
      <text:p text:style-name="P1">exam@debian:~/FISAT/day3$ touch c2</text:p>
      <text:p text:style-name="P1">exam@debian:~/FISAT/day3$ cat c1</text:p>
      <text:p text:style-name="P1">exam@debian:~/FISAT/day3$ cd ..</text:p>
      <text:p text:style-name="P1">exam@debian:~/FISAT$ cd day2</text:p>
      <text:p text:style-name="P1"><text:span text:style-name="T1">Q1. </text:span>exam@debian:~/FISAT/day2$ cat m1.txt m2.txt &gt; m3.txt</text:p>
      <text:p text:style-name="P1">exam@debian:~/FISAT/day2$ cat m3.txt</text:p>
      <text:p text:style-name="P1">welcome to fisat</text:p>
      <text:p text:style-name="P1">department of computer application</text:p>
      <text:p text:style-name="P1"/>
      <text:p text:style-name="P2">Q2. cp -i m3.txt c3</text:p>
      <text:p text:style-name="P2">exam@debian:~/FISAT/day2$ cat c3</text:p>
      <text:p text:style-name="P2">welcome to fisat</text:p>
      <text:p text:style-name="P2">department of computer application</text:p>
      <text:p text:style-name="P2"/>
      <text:p text:style-name="P3">Q3. </text:p>
      <text:p text:style-name="P3">exam@debian:~/FISAT/day1$ ls -l</text:p>
      <text:p text:style-name="P3">total 0</text:p>
      <text:p text:style-name="P3">-rw-r--r-- 1 exam exam 0 Oct <text:s/>8 09:52 f1.txt</text:p>
      <text:p text:style-name="P3">-rw-r--r-- 1 exam exam 0 Oct <text:s/>8 09:53 f2.txt</text:p>
      <text:p text:style-name="P3">-rw-r--r-- 1 exam exam 0 Oct <text:s/>8 09:53 f3.txt</text:p>
      <text:p text:style-name="P3">exam@debian:~/FISAT/day1$ chmod -rx f1.txt</text:p>
      <text:p text:style-name="P3">exam@debian:~/FISAT/day1$ ls -l</text:p>
      <text:p text:style-name="P3">total 0</text:p>
      <text:p text:style-name="P3">--w------- 1 exam exam 0 Oct <text:s/>8 09:52 f1.txt</text:p>
      <text:p text:style-name="P3">-rw-r--r-- 1 exam exam 0 Oct <text:s/>8 09:53 f2.txt</text:p>
      <text:p text:style-name="P3">-rw-r--r-- 1 exam exam 0 Oct <text:s/>8 09:53 f3.txt</text:p>
      <text:p text:style-name="P3"/>
      <text:p text:style-name="P4"><text:soft-page-break/>Q4. ps</text:p>
      <text:p text:style-name="P4"><text:s text:c="4"/>PID TTY <text:s text:c="9"/>TIME CMD</text:p>
      <text:p text:style-name="P4"><text:s text:c="3"/>2180 pts/0 <text:s text:c="3"/>00:00:00 bash</text:p>
      <text:p text:style-name="P4"><text:s text:c="3"/>3361 pts/0 <text:s text:c="3"/>00:00:00 ps</text:p>
      <text:p text:style-name="P4"/>
      <text:p text:style-name="P5">Q5. pwd</text:p>
      <text:p text:style-name="P5">/home/exam</text:p>
      <text:p text:style-name="P5"/>
      <text:p text:style-name="P5">exam@debian:~/FISAT$ pwd</text:p>
      <text:p text:style-name="P5">/home/exam/FISAT</text:p>
      <text:p text:style-name="P5"/>
      <text:p text:style-name="P5"/>
      <text:p text:style-name="P6"/>
      <text:p text:style-name="P6">echo "AREA of Circle,Rectangle &amp; Triangle"</text:p>
      <text:p text:style-name="P6">echo -e "Menu\n 1) Area of CIRCLE \n 2) Area of RECTANGLE \n 3) Area of TRIANGLE "</text:p>
      <text:p text:style-name="P6">echo "Enter your choice"</text:p>
      <text:p text:style-name="P6">read ch</text:p>
      <text:p text:style-name="P6">case $ch i</text:p>
      <text:p text:style-name="P6"><text:tab/>1) echo "Enter the radius"</text:p>
      <text:p text:style-name="P6"><text:tab/> <text:s text:c="2"/>read r</text:p>
      <text:p text:style-name="P6"><text:tab/> <text:s text:c="2"/>ar=` expr 22 \* <text:span text:style-name="T2">$</text:span>r \* <text:span text:style-name="T2">$</text:span>r / 7`</text:p>
      <text:p text:style-name="P6"><text:tab/> <text:s text:c="2"/>echo "Area of Circle : $ar";;</text:p>
      <text:p text:style-name="P6"><text:tab/>2) echo "Enter length &amp; breadth"</text:p>
      <text:p text:style-name="P6"><text:tab/> <text:s text:c="2"/>read l</text:p>
      <text:p text:style-name="P6"><text:tab/> <text:s text:c="2"/>read b</text:p>
      <text:p text:style-name="P6"><text:tab/> <text:s text:c="2"/>ar=` expr $l \* $b`</text:p>
      <text:p text:style-name="P6"><text:tab/> <text:s text:c="2"/>echo "Area of Rectangle : $ar";;</text:p>
      <text:p text:style-name="P6"><text:tab/>3) echo "Enter the breadth"</text:p>
      <text:p text:style-name="P6"><text:tab/> <text:s text:c="2"/>read b</text:p>
      <text:p text:style-name="P6"><text:tab/> <text:s text:c="2"/>echo "Enter the height"</text:p>
      <text:p text:style-name="P6"><text:tab/> <text:s text:c="2"/>read h</text:p>
      <text:p text:style-name="P6"><text:tab/> <text:s text:c="2"/>ar=` expr $b \* $h / 2`</text:p>
      <text:p text:style-name="P6"><text:tab/> <text:s text:c="2"/>echo "Area of Triangle : $ar";;</text:p>
      <text:p text:style-name="P6"><text:tab/> <text:s text:c="2"/></text:p>
      <text:p text:style-name="P6">esac</text:p>
      <text:p text:style-name="P6"><text:tab/>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09:57:14.389358845</meta:creation-date>
    <dc:date>2021-10-08T11:06:19.771849406</dc:date>
    <meta:editing-duration>PT58M51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2" meta:paragraph-count="79" meta:word-count="317" meta:character-count="2179" meta:non-whitespace-character-count="1853"/>
  </office:meta>
</office:document-meta>
</file>